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8.0189in"/>
    </style:style>
    <style:style style:name="co3" style:family="table-column">
      <style:table-column-properties fo:break-before="auto" style:column-width="4.2591in"/>
    </style:style>
    <style:style style:name="co4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0.9244in"/>
    </style:style>
    <style:style style:name="ro1" style:family="table-row">
      <style:table-row-properties style:row-height="0.230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pacheSvnFileLis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tyle="normal" fo:text-shadow="none" style:text-underline-style="none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content-validations>
        <table:content-validation table:name="val1" table:condition="of:cell-content-is-in-list([$PortStatus.$A$1:.$A$12])" table:allow-empty-cell="true" table:display-list="unsorted" table:base-cell-address="FileList.C2"/>
      </table:content-validations>
      <table:table table:name="FileList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>
            <text:p>Java/SVN Repository File</text:p>
          </table:table-cell>
          <table:table-cell table:style-name="ce1" office:value-type="string">
            <text:p>.NET GIT Repository File</text:p>
          </table:table-cell>
          <table:table-cell table:style-name="ce1" office:value-type="string">
            <text:p>Port Statu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LICENSE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NOTICE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PROPOSAL.ht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RELEASE-NOTES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build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checkstyle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doap_math.rdf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findbugs-exclude-filter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license-header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math-RC.sh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math-pre-RC.sh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pom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iteMod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iteMods/pom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iteMods/site.cs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iteMods/site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chang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changes/change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changes/release-notes.vm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assembly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assembly/bin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assembly/src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eld.java</text:p>
          </table:table-cell>
          <table:table-cell office:value-type="string">
            <text:p>IField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eldElement.java</text:p>
          </table:table-cell>
          <table:table-cell office:value-type="string">
            <text:p>IFieldElement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/A</text:p>
          </table:table-cell>
          <table:table-cell office:value-type="string">
            <text:p>Math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B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DifferentiableMult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DifferentiableMultivariateVector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DifferentiableUn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DifferentiableUnivariateMatrix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DifferentiableUnivariateVector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Mult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MultivariateMatrix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MultivariateVector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arametricUn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Tr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Univariat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UnivariateMatrix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UnivariateVector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b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co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cos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d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si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sin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t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tan2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Atan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Cbr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Cei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Consta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Co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Cos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Divid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Ex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Expm1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Flo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Gaussi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HarmonicOscil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Identit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Invers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Log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Log10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Log1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Logisti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Logi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Ma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Mi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Minu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Multipl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Pow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Pow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Ri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igmoi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ignu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i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in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in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qr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tep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Subtrac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T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Tan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Ul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func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BaseAbstractUnivariate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LegendreGauss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Romberg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Simpson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Trapezoid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Univariate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gra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BicubicSplineInterpolating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BicubicSplin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BivariateGrid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DividedDifferenc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Linear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Loess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MicrosphereInterpolating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Microspher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Multivariat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Nevill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SmoothingPolynomialBicubicSplin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Splin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TricubicSplineInterpolating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TricubicSplin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TrivariateGrid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Univariate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UnivariatePeriodic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interpola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Polynomial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PolynomialFunctionLagrangeFor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PolynomialFunctionNewtonFor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PolynomialSplin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Polynomials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polynomials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AbstractDifferentiable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AbstractPolynomial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Abstract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AllowedSol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aseAbstract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aseSecant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ase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isection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racketed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racketingNthOrderBrent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Brent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Differentiable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Illinois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Laguerr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Muller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MullerSolver2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Newton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Pegasus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Polynomial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RegulaFalsi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Ridders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Secant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Univariate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UnivariateSolver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analysis/solvers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Comple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ComplexFiel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Complex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Complex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RootsOfUnit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complex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BracketingNthOrderBrentSolverDF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Df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DfpDe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DfpFiel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DfpMath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UnivariateDfp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fp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AbstractInteger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AbstractRe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Beta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Binomi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Cauchy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ChiSquared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Exponenti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F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Gamma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Hypergeometric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Integer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KolmogorovSmirnov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LogNorm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Norm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Pasc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Poisson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Re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SaddlePointExpan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T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Triangular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UniformInteger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UniformRe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2">
          <table:table-cell table:style-name="ce2" office:value-type="string">
            <text:p>src/main/java/org/apache/commons/math3/distribution/Weibul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2">
          <table:table-cell table:style-name="ce2" office:value-type="string">
            <text:p>src/main/java/org/apache/commons/math3/distribution/Zipf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distribu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exception/</text:p>
          </table:table-cell>
          <table:table-cell office:value-type="string">
            <text:p>Exception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ConvergenceException.java</text:p>
          </table:table-cell>
          <table:table-cell office:value-type="string">
            <text:p><text:span text:style-name="T1">Exceptions/</text:span>Convergenc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DimensionMismatchException.java</text:p>
          </table:table-cell>
          <table:table-cell office:value-type="string">
            <text:p><text:span text:style-name="T1">Exceptions/</text:span>DimensionMismatch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ArithmeticException.java</text:p>
          </table:table-cell>
          <table:table-cell table:style-name="ce3" office:value-type="string">
            <text:p><text:span text:style-name="T2">Exceptions/</text:span>MathArithmetic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IllegalArgumentException.java</text:p>
          </table:table-cell>
          <table:table-cell table:style-name="ce3" office:value-type="string">
            <text:p><text:span text:style-name="T2">Exceptions/</text:span>MathIllegalArgument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IllegalNumberException.java</text:p>
          </table:table-cell>
          <table:table-cell table:style-name="ce3" office:value-type="string">
            <text:p><text:span text:style-name="T2">Exceptions/</text:span>MathIllegalNumber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IllegalStateException.java</text:p>
          </table:table-cell>
          <table:table-cell table:style-name="ce3" office:value-type="string">
            <text:p><text:span text:style-name="T2">Exceptions/</text:span>MathIllegalStat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InternalError.java</text:p>
          </table:table-cell>
          <table:table-cell table:style-name="ce3" office:value-type="string">
            <text:p><text:span text:style-name="T1">Exceptions/</text:span>MathInternalError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ParseException.java</text:p>
          </table:table-cell>
          <table:table-cell table:style-name="ce3" office:value-type="string">
            <text:p><text:span text:style-name="T2">Exceptions/</text:span>MathPars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thUnsupportedOperationException.java</text:p>
          </table:table-cell>
          <table:table-cell table:style-name="ce3" office:value-type="string">
            <text:p><text:span text:style-name="T2">Exceptions/</text:span>MathUnsupportedOperation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axCountExceededException.java</text:p>
          </table:table-cell>
          <table:table-cell table:style-name="ce3" office:value-type="string">
            <text:p><text:span text:style-name="T2">Exceptions/</text:span>MaxCountExceeded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MultiDimensionMismatchException.java</text:p>
          </table:table-cell>
          <table:table-cell table:style-name="ce3" office:value-type="string">
            <text:p><text:span text:style-name="T2">Exceptions/</text:span>MultiDimensionMismatch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oBracketingException.java</text:p>
          </table:table-cell>
          <table:table-cell table:style-name="ce3" office:value-type="string">
            <text:p><text:span text:style-name="T2">Exceptions/</text:span>NoBracketing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oDataException.java</text:p>
          </table:table-cell>
          <table:table-cell table:style-name="ce3" office:value-type="string">
            <text:p><text:span text:style-name="T2">Exceptions/</text:span>NoData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onMonotonicSequenceException.java</text:p>
          </table:table-cell>
          <table:table-cell table:style-name="ce3" office:value-type="string">
            <text:p><text:span text:style-name="T2">Exceptions/</text:span>NonMonotonicSequenc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otFiniteNumberException.java</text:p>
          </table:table-cell>
          <table:table-cell table:style-name="ce3" office:value-type="string">
            <text:p><text:span text:style-name="T2">Exceptions/</text:span>NotFiniteNumber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otPositiveException.java</text:p>
          </table:table-cell>
          <table:table-cell table:style-name="ce3" office:value-type="string">
            <text:p><text:span text:style-name="T2">Exceptions/</text:span>NotPositiv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otStrictlyPositiveException.java</text:p>
          </table:table-cell>
          <table:table-cell table:style-name="ce3" office:value-type="string">
            <text:p><text:span text:style-name="T2">Exceptions/</text:span>NotStrictlyPositiv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ullArgumentException.java</text:p>
          </table:table-cell>
          <table:table-cell table:style-name="ce3" office:value-type="string">
            <text:p><text:span text:style-name="T2">Exceptions/</text:span>NullArgument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umberIsTooLargeException.java</text:p>
          </table:table-cell>
          <table:table-cell table:style-name="ce3" office:value-type="string">
            <text:p><text:span text:style-name="T2">Exceptions/</text:span>NumberIsTooLarg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NumberIsTooSmallException.java</text:p>
          </table:table-cell>
          <table:table-cell table:style-name="ce3" office:value-type="string">
            <text:p><text:span text:style-name="T2">Exceptions/</text:span>NumberIsTooSmall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OutOfRangeException.java</text:p>
          </table:table-cell>
          <table:table-cell table:style-name="ce3" office:value-type="string">
            <text:p><text:span text:style-name="T2">Exceptions/</text:span>OutOfRange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TooManyEvaluationsException.java</text:p>
          </table:table-cell>
          <table:table-cell table:style-name="ce3" office:value-type="string">
            <text:p><text:span text:style-name="T2">Exceptions/</text:span>TooManyEvaluations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ZeroException.java</text:p>
          </table:table-cell>
          <table:table-cell table:style-name="ce3" office:value-type="string">
            <text:p><text:span text:style-name="T2">Exceptions/</text:span>ZeroExcept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exception/package-info.java</text:p>
          </table:table-cell>
          <table:table-cell office:value-type="string">
            <text:p>N/A</text:p>
          </table:table-cell>
          <table:table-cell table:content-validation-name="val1"/>
          <table:table-cell table:number-columns-repeated="1021"/>
        </table:table-row>
        <table:table-row table:style-name="ro2">
          <table:table-cell table:style-name="ce2" office:value-type="string">
            <text:p>src/main/java/org/apache/commons/math3/exception/util/</text:p>
          </table:table-cell>
          <table:table-cell office:value-type="string">
            <text:p>Exceptions/Util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ArgUtils.java</text:p>
          </table:table-cell>
          <table:table-cell office:value-type="string">
            <text:p>Exceptions/Util/ArgUtils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DummyLocalizable.java</text:p>
          </table:table-cell>
          <table:table-cell office:value-type="string">
            <text:p>Exceptions/Util/DummyLocalizable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ExceptionContext.java</text:p>
          </table:table-cell>
          <table:table-cell office:value-type="string">
            <text:p>Exceptions/Util/ExceptionContext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ExceptionContextProvider.java</text:p>
          </table:table-cell>
          <table:table-cell office:value-type="string">
            <text:p>Exceptions/Util/IExceptionContextProvider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Localizable.java</text:p>
          </table:table-cell>
          <table:table-cell office:value-type="string">
            <text:p>Exceptions/Util/ILocalizable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LocalizedFormats.java</text:p>
          </table:table-cell>
          <table:table-cell office:value-type="string">
            <text:p>Exceptions/Util/LocalizedFormats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exception/util/package-info.java</text:p>
          </table:table-cell>
          <table:table-cell office:value-type="string">
            <text:p>N/A</text:p>
          </table:table-cell>
          <table:table-cell table:content-validation-name="val1"/>
          <table:table-cell table:number-columns-repeated="1021"/>
        </table:table-row>
        <table:table-row table:style-name="ro3">
          <table:table-cell table:style-name="ce2" office:value-type="string">
            <text:p>N/A</text:p>
          </table:table-cell>
          <table:table-cell office:value-type="string">
            <text:p>Exceptions/LocalizedFormatBuilder.resx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DefaultMeasurementMode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DefaultProcessMode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KalmanFil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MeasurementMode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ProcessMode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ilter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Abstract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BigFra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BigFractionFiel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BigFraction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Fra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FractionConversion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FractionFiel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Fraction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ProperBigFraction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ProperFraction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frac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AbstractListChromosom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BinaryChromosom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BinaryMut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Chromosom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ChromosomePai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CrossoverPolic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ElitisticListPopul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Fitnes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FixedElapsedTim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FixedGenerationCou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GeneticAlgorith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InvalidRepresentation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ListPopul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MutationPolic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OnePointCrosso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PermutationChromosom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Popul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RandomKe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RandomKeyMut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SelectionPolic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StoppingCond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TournamentSele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netics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Spa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Vector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Euclidean1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Interva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IntervalsSe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OrientedPoi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SubOrientedPoi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Vector1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Vector1D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oned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CardanEulerSingularity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Euclidean3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Li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NotARotationMatrix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OutlineExtra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Pla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PolyhedronsSe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Rot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RotationOrd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Segm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SubLi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SubPla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Vector3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Vector3D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hreed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Euclidean2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Li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NestedLoop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PolygonsSe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Segm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SubLi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Vector2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Vector2D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euclidean/twod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AbstractReg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AbstractSubHyperpla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BSPTre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BSPTree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BoundaryAttribut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BoundarySize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Characteriz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Embedding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Hyperpla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Reg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RegionFactor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Sid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SubHyperplan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Transfor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utiliti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utilities/AVLTre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utilities/OrderedTupl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utilities/doc-fil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utilities/doc-files/OrderedTuple.png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geometry/partitioning/utilities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bstractField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bstractReal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ny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rray2DRowField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rray2DRowReal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rrayField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ArrayReal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BiDiagonal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BlockField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BlockReal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Cholesky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ConjugateGradi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Decomposition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DefaultFieldMatrixChang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DefaultFieldMatrixPreserv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DefaultIterativeLinearSolverEv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DefaultRealMatrixChang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DefaultRealMatrixPreserv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Eigen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FieldDecomposition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FieldLU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Field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FieldMatrixChang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FieldMatrixPreserv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Field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IllConditionedOperator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IterativeLinear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IterativeLinearSolverEv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JacobiPrecondition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LU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MatrixDimensionMismatch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Matrix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NonPositiveDefiniteMatrix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NonPositiveDefiniteOperator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NonSelfAdjointOperator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NonSquareMatrix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NonSquareOperator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NonSymmetricMatrix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OpenMapReal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OpenMapReal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PreconditionedIterativeLinear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QR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alLinearOp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al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alMatrixChang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alMatrixPreservingVisi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al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alVector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RectangularCholesky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ingularMatrix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ingularOperator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ingularValueDecomposi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parseField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parseField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parseReal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parseRealVec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SymmLQ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TriDiagonal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linear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Abstract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AbstractParameterizabl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ContinuousOutputMode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EquationsMapp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ExpandableStatefulOD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FirstOrderConver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FirstOrderDifferentialEquation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FirstOrder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JacobianMatrice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MainStateJacobianProvid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Multistep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ODE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rameterConfigur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rameterJacobianProvid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rameterJacobianWrapp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rameterizabl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rameterizedOD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rameterizedWrapp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econdOrderDifferentialEquation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econdOrder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econdaryEquation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event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events/EventHandl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events/EventStat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events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AdamsBashforth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Adams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AdamsMoulton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AdamsNordsieck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AdaptiveStepsize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ClassicalRungeKutta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ClassicalRungeKutta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DormandPrince54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DormandPrince54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DormandPrince853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DormandPrince853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EmbeddedRungeKutta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Euler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Euler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Gill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Gill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GraggBulirschStoer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GraggBulirschStoer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HighamHall54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HighamHall54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Midpoint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Midpoint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RungeKutta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RungeKutta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ThreeEighthesInteg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ThreeEighthes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nonstiff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Abstract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DummyStepHandl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FixedStepHandl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Nordsieck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StepHandl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StepNormal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StepNormalizerBound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StepNormalizerMod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de/sampling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AbstractConvergenceCheck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BaseMultivariateMultiStar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BaseMult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BaseMultivariateSimpleBounds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BaseMultivariateVectorMultiStar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BaseMultivariateVector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Bas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ConvergenceCheck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fferentiableMultivariateMultiStar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fferentiableMult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fferentiableMultivariateVectorMultiStar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fferentiableMultivariateVector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oalTyp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eastSquaresConver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MultivariateMultiStar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Mult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PointValuePai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PointVectorValuePai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SimplePointCheck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SimpleValueCheck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SimpleVectorValueCheck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AbstractSimple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BOBYQA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BaseAbstractMult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BaseAbstractMultivariateSimpleBounds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BaseAbstractMultivariateVector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CMAES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MultiDirectionalSimple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MultivariateFunctionMappingAdap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MultivariateFunctionPenaltyAdap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NelderMeadSimple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Powell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Simplex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direct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CurveFit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GaussianFit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HarmonicFit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PolynomialFit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WeightedObservedPoi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fitting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AbstractLeastSquares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AbstractScalarDifferentiabl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ConjugateGradientFormul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GaussNewton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LevenbergMarquard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NonLinearConjugateGradien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Precondition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general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AbstractLinear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LinearConstrai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LinearObjective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Linear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NoFeasibleSolution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Relationshi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SimplexSol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SimplexTableau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UnboundedSolution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linear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BaseAbstractUn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BaseUn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BracketFind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Bren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SimpleUnivariateValueCheck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UnivariateMultiStart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UnivariateOptimiz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UnivariatePointValuePai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optimization/univariate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package-info.java</text:p>
          </table:table-cell>
          <table:table-cell office:value-type="string">
            <text:p>N/A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N/A</text:p>
          </table:table-cell>
          <table:table-cell office:value-type="string">
            <text:p>Propertie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N/A</text:p>
          </table:table-cell>
          <table:table-cell office:value-type="string">
            <text:p>Properties/AssemblyInfo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Abstract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AbstractWel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BitsStrea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CorrelatedRandomVector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EmpiricalDistribu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Gaussian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ISAACRando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JDK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MersenneTwis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Normalized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RandomAdap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RandomDat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RandomDataImp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RandomVector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Stable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UncorrelatedRandomVector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Uniform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UnitSphereRandomVector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ValueServ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Well1024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Well19937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Well19937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Well44497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Well44497b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Well512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random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pecia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pecial/Bet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pecial/Erf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pecial/Gamm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pecial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Frequenc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Stat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luster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lustering/Clus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lustering/Clusterabl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lustering/EuclideanIntegerPoi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lustering/KMeansPlusPlusCluster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lustering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Covari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PearsonsCorrel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SpearmansCorrel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StorelessBivariateCovari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StorelessCovari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correlat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AbstractStorelessUnivariateStatisti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AbstractUnivariateStatisti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AggregateSummary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Descriptive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ultivariateSummary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tatisticalMultivariateSummar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tatisticalSummar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tatisticalSummaryValue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torelessUnivariateStatisti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ynchronizedDescriptive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ynchronizedMultivariateSummary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ynchronizedSummaryStatistic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UnivariateStatistic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WeightedEvalu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FirstMom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FourthMom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GeometricMe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Kurtosi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Me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SecondMom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SemiVari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Skewnes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StandardDevi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ThirdMom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Vari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VectorialCovari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VectorialMe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moment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rank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rank/Ma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rank/Medi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rank/Mi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rank/Percentil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rank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/Produc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/Su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/SumOfLog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/SumOfSquare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descriptive/summary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ChiSquar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MannWhitneyU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OneWayAnova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Test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WilcoxonSignedRank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inference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ank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anking/NaNStrateg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anking/NaturalRanking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anking/RankingAlgorith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anking/TiesStrateg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anking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AbstractMultipleLinear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GLSMultipleLinear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MillerUpdating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ModelSpecificationExcep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MultipleLinear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OLSMultipleLinear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RegressionResult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Simple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UpdatingMultipleLinearRegress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stat/regression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DctNormaliz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DftNormaliz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DstNormaliza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FastCosine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FastFourier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FastHadamard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FastSine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Real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TransformTyp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Transform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transform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</text:p>
          </table:table-cell>
          <table:table-cell office:value-type="string">
            <text:p>Util</text:p>
          </table:table-cell>
          <table:table-cell table:content-validation-name="val1" office:value-type="string">
            <text:p>Working 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ArithmeticUtils.java</text:p>
          </table:table-cell>
          <table:table-cell office:value-type="string">
            <text:p>Util/ArithmeticUtils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util/BigReal.java</text:p>
          </table:table-cell>
          <table:table-cell office:value-type="string">
            <text:p>Util/BigReal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rc/main/java/org/apache/commons/math3/util/BigRealField.java</text:p>
          </table:table-cell>
          <table:table-cell office:value-type="string">
            <text:p>Util/BigRealField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CompositeForma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ContinuedFra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Decimal64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Decimal64Field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Default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DoubleArra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FastMath.java</text:p>
          </table:table-cell>
          <table:table-cell office:value-type="string">
            <text:p>Util/FastMath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FastMathCalc.java</text:p>
          </table:table-cell>
          <table:table-cell office:value-type="string">
            <text:p>Util/FastMathCalc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FastMathLiteralArrays.java</text:p>
          </table:table-cell>
          <table:table-cell office:value-type="string">
            <text:p>Util/FastMathLiteralArrays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Incremen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IterationEven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IterationListen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IterationManag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MathArray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Math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MultidimensionalCount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NumberTransform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OpenIntToDoubleHashMa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OpenIntToFieldHashMa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Pai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Precision.java</text:p>
          </table:table-cell>
          <table:table-cell office:value-type="string">
            <text:p>Util/Precision.cs</text:p>
          </table:table-cell>
          <table:table-cell table:content-validation-name="val1" office:value-type="string">
            <text:p>Implemen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ResizableDoubleArra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TransformerMap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java/org/apache/commons/math3/util/package-info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META-INF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META-INF/localiz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apach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apache/common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apache/commons/math3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apache/commons/math3/excep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apache/commons/math3/exception/uti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assets/org/apache/commons/math3/exception/util/LocalizedFormats_fr.properti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data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data/or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data/org/apach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data/org/apache/common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data/org/apache/commons/math3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data/org/apache/commons/math3/uti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ain/resources/templat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edia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media/math.xcf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resourc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resources/imag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resources/images/math.gif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resources/styl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resources/style/project.cs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resources/userguid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site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developer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download_math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index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issue-tracking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mail-list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proposal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analysi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complex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distribution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exception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filter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fraction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genetic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geometry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index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linear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ode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optimization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overview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random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special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stat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transform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utilities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site/xdoc/userguide/xdoc.xs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ChiSquareDistribution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FDistribution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GammaDistribution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KolmogorovSmirnovDistribution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README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TDistribution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T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WeibullDistribution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anova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binomial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cauchyTestCases.R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chiSquare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correlation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covariance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descriptive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exponential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hypergeometric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logNormal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multipleOLSRegression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normal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pascal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poisson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regressionTestCase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testAll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/testFunctions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PerfTest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etr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etryRunn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etryRunn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est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Expm1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Monitored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Quintic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in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inc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umSinc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XMinus5Functio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Gaussia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HarmonicOscil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Logistic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Logi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Sigmoi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Sinc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Sqr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function/StepFun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gr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gration/LegendreGauss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gration/Romberg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gration/Simpson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gration/Trapezoid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BicubicSplineInterpolatingFun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BicubicSplin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DividedDifferenc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Linear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Loess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Microspher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Nevill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SmoothingPolynomialBicubicSplin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Splin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TricubicSplineInterpolatingFun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TricubicSpline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interpolation/UnivariatePeriodic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polynomial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polynomials/PolynomialFunctionLagrangeForm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polynomials/PolynomialFunctionNewtonForm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polynomials/PolynomialFun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polynomials/PolynomialSplineFun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polynomials/Polynomials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BaseSecantSolver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Bisection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BracketingNthOrderBrent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Brent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Illinois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Laguerre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MullerSolver2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Muller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Newton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Pegasus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RegulaFalsi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Ridders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Secant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analysis/solvers/UnivariateSolver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ComplexFiel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ComplexFormat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Complex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Comple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Complex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FrenchComplex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complex/RootsOfUnity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fp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fp/BracketingNthOrderBrentSolverDFP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fp/Decimal10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fp/DfpDec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fp/DfpMath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fp/Dfp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AbstractRe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AbtractInteger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Beta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Binomi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Cauchy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ChiSquared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Exponenti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F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Gamma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Hypergeometric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IntegerDistribution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KolmogorovSmirnov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LogNorm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Norm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Pasc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Poisson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RealDistribution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T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Triangular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UniformInteger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UniformRe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Weibul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distribution/Zipf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DimensionMismatch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MaxCountExceeded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NonMonotonicSequence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NotPositive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NotStrictlyPositive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NumberIsTooLarge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NumberIsTooSmall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OutOfRange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TooManyEvaluations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uti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util/Arg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util/ExceptionContex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exception/util/LocalizedFormat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ilte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ilter/KalmanFil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BigFractionFiel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BigFraction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BigFra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FractionFiel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Fraction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fraction/Fra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BinaryChromosom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BinaryMut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Chromosom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DummyBinaryChromosom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DummyRandomKe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ElitisticListPopul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FitnessCaching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FixedElapsedTim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FixedGenerationCou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GeneticAlgorithmTestBinar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GeneticAlgorithmTestPermutation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ListPopul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OnePointCrosso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RandomKeyMut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RandomKey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netics/TournamentSele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oned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oned/IntervalsSe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FrenchVector3D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Lin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Plan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PolyhedronsSe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RotationOrd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Rot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SubLin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Vector3DFormat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Vector3D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hreed/Vector3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wod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wod/Lin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wod/PolygonsSe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euclidean/twod/SubLin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partition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partitioning/utiliti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geometry/partitioning/utilities/AVLTre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Array2DRowRealMatri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ArrayField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ArrayReal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BiDiagonal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BlockFieldMatri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BlockRealMatri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CholeskyDecomposi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Cholesky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ConjugateGradie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EigenDecomposi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Eigen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FieldLUDecomposi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FieldLU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FieldMatrixImpl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FrenchRealVector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Hilbert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InverseHilbertMatrix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LUDecomposi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LU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MatrixDimensionMismatchExcep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Matrix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OpenMapRealMatri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QRDecomposi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QR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RealVectorFormat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RealVectorForma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Real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ingularValueDecomposi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ingularValue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parseFieldMatri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parseField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parseRealMatri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parseReal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SymmLQ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TriDiagonal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UnmodifiableArrayReal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UnmodifiableOpenMapRealVec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linear/UnmodifiableRealVector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ContinuousOutputModel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FirstOrderConver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JacobianMatrice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1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2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3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4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5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6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Abstrac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Factory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TestProblemHandle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event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events/EventStat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events/OverlappingEvent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events/ReappearingEve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AdamsBashforth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AdamsMoulton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ClassicalRungeKutta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ClassicalRungeKutta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DormandPrince54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DormandPrince54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DormandPrince853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DormandPrince853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Euler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Euler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Gill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Gill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GraggBulirschStoer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GraggBulirschStoer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HighamHall54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HighamHall54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Midpoint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Midpoint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StepProble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ThreeEighthesInteg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nonstiff/ThreeEighthes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DummyStepInterpol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Dummy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NordsieckStepInterpol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StepInterpolatorTestUtils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StepNormalizerOutputOverlap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StepNormalizerOutpu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StepNormalizerOutputTestBas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de/sampling/StepNormal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fferentiableMultivariateMultiStar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fferentiableMultivariateVectorMultiStar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MultivariateMultiStar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BOBYQA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CMAES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MultivariateFunctionMappingAdap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MultivariateFunctionPenaltyAdap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Powell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SimplexOptimizerMultiDirectional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direct/SimplexOptimizerNelderMea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fitt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fitting/CurveFit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fitting/GaussianFit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fitting/HarmonicFit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fitting/PolynomialFit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CircleProblem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CircleScala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CircleVectoria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GaussNewton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LevenbergMarquard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Minpack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NonLinearConjugateGradien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general/RandomCirclePoint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linea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linear/SimplexSol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linear/SimplexTableau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univariat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univariate/BracketFind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univariate/Bren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optimization/univariate/UnivariateMultiStartOptimiz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AbstractRandom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BitsStream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CorrelatedRandomVector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EmpiricalDistribu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GaussianRandom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ISAAC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MersenneTwis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RandomAdap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RandomDat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RandomGenerator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StableRandom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TestRandomGenerator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UncorrelatedRandomVector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UniformRandomGenera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ValueServ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Well1024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Well19937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Well19937c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Well44497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Well44497b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random/Well512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pecia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pecial/Bet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pecial/Erf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pecial/Gamm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ertifiedDat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Frequency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Stat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luster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lustering/EuclideanIntegerPoi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lustering/KMeansPlusPlusCluster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orrelat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orrelation/Covarianc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orrelation/PearsonsCorrel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orrelation/SpearmansRankCorrel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correlation/StorelessCovarianc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ata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ata/CertifiedData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ata/Lew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ata/Lottery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AbstractUnivariateStatistic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AggregateSummary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Descriptive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ListUnivariateImpl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ListUnivariateImpl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ixedListUnivariateImpl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ultivariateSummary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tatisticalSummaryValue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torelessUnivariateStatistic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ummary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ynchronizedDescriptive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ynchronizedMultivariateSummary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ynchronizedSummaryStatistic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UnivariateStatistic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FirstMome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FourthMome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GeometricMea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Intera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Kurtosi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Mea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SecondMome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SemiVarianc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Skewnes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StandardDevia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ThirdMomen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Varianc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VectorialCovarianc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moment/VectorialMea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rank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rank/Max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rank/Media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rank/Mi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rank/Percentile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ummary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ummary/Produ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ummary/SumLog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ummary/SumSq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descriptive/summary/Sum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ChiSquareTes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MannWhitneyUTes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OneWayAnova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TTes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Test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inference/WilcoxonSignedRankTes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ankin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anking/NaturalRanking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egression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egression/GLSMultipleLinearRegress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egression/MillerUpdatingRegress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egression/MultipleLinearRegression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egression/OLSMultipleLinearRegress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stat/regression/SimpleRegress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ransform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ransform/FastCosine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ransform/FastFourier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ransform/FastHadamard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ransform/FastSine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transform/RealTransformer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Arithmetic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BigRealFiel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BigReal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ContinuedFract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Decimal64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DefaultTransform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DoubleArrayAbstract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FastMathStrictComparis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FastMath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FastMathTestPerformance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Incremento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MathArray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MathUtils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MultidimensionalCounte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OpenIntToDoubleHashMap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OpenIntToField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Pair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Precision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ResizableDoubleArray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TestBean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java/org/apache/commons/math3/util/TransformerMapTest.java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linear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linear/matrix1.csv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linear/matrix2.csv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random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random/emptyFile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random/testData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Lew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Lottery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Mavro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Michelso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NumAcc1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NumAcc2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NumAcc3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NumAcc4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src/test/resources/org/apache/commons/math3/stat/data/PiDigits.txt</text:p>
          </table:table-cell>
          <table:table-cell/>
          <table:table-cell table:content-validation-name="val1"/>
          <table:table-cell table:number-columns-repeated="1021"/>
        </table:table-row>
        <table:table-row table:style-name="ro1">
          <table:table-cell table:style-name="ce2" office:value-type="string">
            <text:p>test-jar.xml</text:p>
          </table:table-cell>
          <table:table-cell/>
          <table:table-cell table:content-validation-name="val1"/>
          <table:table-cell table:number-columns-repeated="1021"/>
        </table:table-row>
        <table:table-row table:style-name="ro1" table:number-rows-repeated="19">
          <table:table-cell table:number-columns-repeated="2"/>
          <table:table-cell table:content-validation-name="val1"/>
          <table:table-cell table:number-columns-repeated="1021"/>
        </table:table-row>
        <table:table-row table:style-name="ro1" table:number-rows-repeated="1047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Status" table:style-name="ta2">
        <office:forms form:automatic-focus="false" form:apply-design-mode="false"/>
        <table:table-column table:style-name="co5" table:default-cell-style-name="Default"/>
        <table:table-row table:style-name="ro1"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Raw</text:p>
          </table:table-cell>
        </table:table-row>
        <table:table-row table:style-name="ro1">
          <table:table-cell office:value-type="string">
            <text:p>Working On</text:p>
          </table:table-cell>
        </table:table-row>
        <table:table-row table:style-name="ro1">
          <table:table-cell office:value-type="string">
            <text:p>Implemented</text:p>
          </table:table-cell>
        </table:table-row>
        <table:table-row table:style-name="ro1">
          <table:table-cell office:value-type="string">
            <text:p>Inspected</text:p>
          </table:table-cell>
        </table:table-row>
        <table:table-row table:style-name="ro1">
          <table:table-cell office:value-type="string">
            <text:p>Valid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2pt" style:font-name-asian="SimSun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acheSvnFileList" style:display-name="PageStyle_apacheSvnFile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2-04-28T14:56:02</meta:creation-date>
    <dc:date>2012-04-29T23:17:41</dc:date>
    <meta:generator>LibreOffice/3.5$MacOSX_x86 LibreOffice_project/281b639-6baa1d3-ef66a77-d866f25-f36d45f</meta:generator>
    <meta:editing-duration>P1DT7H15M47S</meta:editing-duration>
    <meta:editing-cycles>27</meta:editing-cycles>
    <meta:document-statistic meta:table-count="2" meta:cell-count="1318" meta:object-count="0"/>
  </office:meta>
</office:document-meta>
</file>